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94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#ffff66" style:font-name-asian="Arial" style:font-size-asian="16pt" style:font-weight-asian="bold" style:font-name-complex="Arial" style:font-size-complex="1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69026024" text:id="ct2690260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06982133112258067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80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95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96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96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98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99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19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19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19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19">/] 20200522_123041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9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29">@@@</text:p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 כָּל-פִּנָּה תֶאֱרֹ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</table:table-cell>
        </table:table-row>
        <table:table-row table:style-name="表29.194"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><text:soft-page-break/></text:p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26902602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<text:soft-page-break/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679828578037249268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3T14:00:54.55</dc:date>
    <dc:creator>iwabuchi ken</dc:creator>
    <meta:editing-duration>P5DT22H28M17S</meta:editing-duration>
    <meta:editing-cycles>393</meta:editing-cycles>
    <meta:generator>OpenOffice/4.1.3$Win32 OpenOffice.org_project/413m1$Build-9783</meta:generator>
    <meta:document-statistic meta:table-count="9" meta:image-count="0" meta:object-count="0" meta:page-count="34" meta:paragraph-count="840" meta:word-count="4688" meta:character-count="23119"/>
  </office:meta>
</office:document-meta>
</file>